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re serif" svg:font-family="'Libre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fo:language="sv" fo:country="SE" style:font-size-asian="12pt" style:font-size-complex="12pt"/>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paragraph-properties fo:text-align="justify" style:justify-single-word="false"/>
      <style:text-properties style:font-name="Liberation Serif" fo:font-size="12pt" style:font-size-asian="12pt" style:font-size-complex="12pt"/>
    </style:style>
    <style:style style:name="P4" style:family="paragraph" style:parent-style-name="Standard">
      <style:paragraph-properties fo:text-align="justify" style:justify-single-word="false"/>
      <style:text-properties style:font-name="Liberation Serif" fo:font-size="12pt" fo:language="fi" fo:country="FI" style:font-size-asian="12pt" style:font-size-complex="12pt"/>
    </style:style>
    <style:style style:name="P5" style:family="paragraph" style:parent-style-name="Standard">
      <style:paragraph-properties fo:margin-left="0cm" fo:margin-right="0cm" fo:text-align="justify" style:justify-single-word="false" fo:text-indent="1.27cm" style:auto-text-indent="false"/>
      <style:text-properties style:font-name="Liberation Serif" fo:font-size="12pt" style:font-size-asian="12pt" style:font-size-complex="12pt"/>
    </style:style>
    <style:style style:name="P6" style:family="paragraph" style:parent-style-name="Text_20_body">
      <style:text-properties fo:font-size="12pt" officeooo:rsid="00098cb8" officeooo:paragraph-rsid="00098cb8" style:font-size-asian="12pt" style:font-size-complex="12pt"/>
    </style:style>
    <style:style style:name="P7" style:family="paragraph" style:parent-style-name="Text_20_body">
      <style:text-properties officeooo:paragraph-rsid="000b7fd2"/>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text-properties style:font-name="Liberation Serif" fo:font-size="12pt" officeooo:rsid="00098cb8" style:font-size-asian="12pt" style:font-size-complex="12pt"/>
    </style:style>
    <style:style style:name="P10" style:family="paragraph" style:parent-style-name="Text_20_body">
      <style:text-properties style:font-name="Liberation Serif" fo:font-size="12pt" officeooo:rsid="00098cb8" officeooo:paragraph-rsid="00098cb8" style:font-size-asian="12pt" style:font-size-complex="12pt"/>
    </style:style>
    <style:style style:name="P11" style:family="paragraph" style:parent-style-name="Text_20_body">
      <style:text-properties style:font-name="Liberation Serif" fo:font-size="12pt" officeooo:paragraph-rsid="000ad7f6" style:font-size-asian="12pt" style:font-size-complex="12pt"/>
    </style:style>
    <style:style style:name="P12" style:family="paragraph" style:parent-style-name="Text_20_body" style:list-style-name="L7">
      <style:text-properties style:font-name="Liberation Serif" fo:font-size="12pt" officeooo:paragraph-rsid="000ad7f6" style:font-size-asian="12pt" style:font-size-complex="12pt"/>
    </style:style>
    <style:style style:name="P13" style:family="paragraph" style:parent-style-name="Text_20_body">
      <style:text-properties style:font-name="Liberation Serif" fo:font-size="12pt" officeooo:paragraph-rsid="000b7fd2" style:font-size-asian="12pt" style:font-size-complex="12pt"/>
    </style:style>
    <style:style style:name="P14" style:family="paragraph" style:parent-style-name="Text_20_body">
      <style:text-properties style:font-name="Liberation Serif" fo:font-size="12pt" officeooo:rsid="000b7fd2" officeooo:paragraph-rsid="000b7fd2" style:font-size-asian="12pt" style:font-size-complex="12pt"/>
    </style:style>
    <style:style style:name="P15" style:family="paragraph" style:parent-style-name="Text_20_body">
      <style:text-properties style:font-name="Liberation Serif" fo:font-size="12pt" officeooo:rsid="000cdb11" officeooo:paragraph-rsid="000cdb11" style:font-size-asian="12pt" style:font-size-complex="12pt"/>
    </style:style>
    <style:style style:name="P16" style:family="paragraph" style:parent-style-name="Text_20_body">
      <style:text-properties style:font-name="Liberation Serif" fo:font-size="12pt" fo:font-weight="bold" style:font-size-asian="12pt" style:font-weight-asian="bold" style:font-size-complex="12pt" style:font-weight-complex="bold"/>
    </style:style>
    <style:style style:name="P17" style:family="paragraph" style:parent-style-name="Text_20_body" style:list-style-name="L2">
      <style:text-properties style:font-name="Liberation Serif" fo:font-size="12pt" fo:font-weight="bold" officeooo:paragraph-rsid="000ad7f6" style:font-size-asian="12pt" style:font-weight-asian="bold" style:font-size-complex="12pt" style:font-weight-complex="bold"/>
    </style:style>
    <style:style style:name="P18" style:family="paragraph" style:parent-style-name="Text_20_body" style:list-style-name="L3">
      <style:text-properties style:font-name="Liberation Serif" fo:font-size="12pt" fo:font-weight="bold" style:font-size-asian="12pt" style:font-weight-asian="bold" style:font-size-complex="12pt" style:font-weight-complex="bold"/>
    </style:style>
    <style:style style:name="P19" style:family="paragraph" style:parent-style-name="Text_20_body">
      <style:text-properties style:font-name="Liberation Serif" fo:font-size="12pt" fo:font-weight="bold" officeooo:rsid="000ad7f6" officeooo:paragraph-rsid="000ad7f6" style:font-size-asian="12pt" style:font-weight-asian="bold" style:font-size-complex="12pt" style:font-weight-complex="bold"/>
    </style:style>
    <style:style style:name="P20" style:family="paragraph" style:parent-style-name="Text_20_body" style:list-style-name="L5">
      <style:text-properties style:font-name="Liberation Serif" fo:font-size="12pt" fo:font-weight="bold" style:font-size-asian="12pt" style:font-weight-asian="bold" style:font-size-complex="12pt" style:font-weight-complex="bold"/>
    </style:style>
    <style:style style:name="P21" style:family="paragraph" style:parent-style-name="Text_20_body" style:list-style-name="L6">
      <style:text-properties style:font-name="Liberation Serif" fo:font-size="12pt" fo:font-weight="bold" style:font-size-asian="12pt" style:font-weight-asian="bold" style:font-size-complex="12pt" style:font-weight-complex="bold"/>
    </style:style>
    <style:style style:name="P22" style:family="paragraph" style:parent-style-name="Text_20_body">
      <style:text-properties style:font-name="Liberation Serif" officeooo:paragraph-rsid="000b7fd2"/>
    </style:style>
    <style:style style:name="P23" style:family="paragraph" style:parent-style-name="Text_20_body">
      <style:paragraph-properties fo:text-align="justify" style:justify-single-word="false"/>
      <style:text-properties style:font-name="Liberation Serif"/>
    </style:style>
    <style:style style:name="P24" style:family="paragraph" style:parent-style-name="Text_20_body">
      <style:text-properties style:font-name="Liberation Serif" officeooo:paragraph-rsid="000cdb11"/>
    </style:style>
    <style:style style:name="P25" style:family="paragraph" style:parent-style-name="Text_20_body" style:list-style-name="L7">
      <style:paragraph-properties fo:margin-top="0cm" fo:margin-bottom="0cm" loext:contextual-spacing="false"/>
      <style:text-properties style:font-name="Liberation Serif" fo:font-size="12pt" officeooo:paragraph-rsid="000ad7f6"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cdb11" style:font-size-asian="12pt" style:font-size-complex="12pt"/>
    </style:style>
    <style:style style:name="T3" style:family="text">
      <style:text-properties officeooo:rsid="000b7fd2"/>
    </style:style>
    <style:style style:name="T4" style:family="text">
      <style:text-properties fo:language="fi" fo:country="FI"/>
    </style:style>
    <style:style style:name="T5" style:family="text">
      <style:text-properties fo:font-style="italic"/>
    </style:style>
    <style:style style:name="T6" style:family="text">
      <style:text-properties style:font-name="Liberation Serif"/>
    </style:style>
    <style:style style:name="T7" style:family="text">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text:s/></text:p>
      <text:p text:style-name="P9"/>
      <text:p text:style-name="P6"><text:span text:style-name="Strong_20_Emphasis"><text:span text:style-name="T6">Algoritma Brute Force</text:span></text:span><text:span text:style-name="T6"> </text:span></text:p>
      <text:p text:style-name="P8">Banyak yang mengatakan bahwa algoritma brute force merupakan jenis algoritma yang sifatnya straight, lurus atau bisa juga disebut sebagai algoritma yang lempeng. Algoritma brute force merupakan bentuk algoritma yang sangat kompleks, karena untuk dapat menyelesaikan masalah dengan teknik straight forward atau lempeng ini, dibutuhkan banyak masukan dan juga pertimbangan secara logis, sehingga dapat diperoleh sebuah keputusan pemecahan masalah yag langsung mengacu atau menuju kepada hasil aygn diinginkan. </text:p>
      <text:p text:style-name="P11">Algoritma brute force ini biasanya menggunakan pendekatan yang disarkan pada pernyataan masalah atau problem statement, dan juga definisi konsep yang dilibatkan. Dalam implementasinya, algoritma brute force ini membutuhkan sebuah cara yang jelas namun sederhana. </text:p>
      <text:list xml:id="list972127398836490215" text:style-name="L2">
        <text:list-item>
          <text:p text:style-name="P17">Kelebihan algoritma brute force </text:p>
        </text:list-item>
      </text:list>
      <text:p text:style-name="P8">Karena merupakans ebuah algoritma yang memecahkan masalah secara jelas, dan melalui banyak opini atau pilihan, maka algoritma brute force merupakan sebuah metode pemecahan masalah logis yang memiliki kemampuan untuk memperoleh pemecahan masalah dengan baik. Dengna mempertimbangan banyak opsi, metode algoritma brute force mampu untuk menyaring satu dari sekian banyak solusi atau opsi yang ditawarkan,sehingga proses pemecahan masalah yang dilakukan akan menjadi lebih baik dan juga lebih optimal. Hampir semua masalah yang dipecahkan dengan menggunakan metode algoritma brute force ini berjalan dengan baik.</text:p>
      <text:list xml:id="list2180856202597335799" text:style-name="L3">
        <text:list-item>
          <text:p text:style-name="P18">Kelemahan dari algoritma brute force </text:p>
        </text:list-item>
      </text:list>
      <text:p text:style-name="P8">Namun demikian, meskipun memiliki kelebihan berupa pemecahan masalah yang mampu berjalan dengan baik dan juga sempurna, algoritma brute force sangat sulit untuk digunakan pada kebutuhan pemecahan masalah yagn cepat. Hal ini disebabkan karena algoritma brute force membutuhkan kumpulan banyak opsi terlebih dahulu sebulu dieksekusi. Hal ini membuat pertimbangan dalam memilih opsi akan menjadi lebih lambat. </text:p>
      <text:p text:style-name="P19">Contoh <text:span text:style-name="T3">penerapan algoritma brute force</text:span></text:p>
      <text:p text:style-name="P11">Misalnya saja, ada seseorang yang sedang kelaparan, dan sangat membutuhkan makanan namun tidak memiliki uang sama sekali. Ini merupakan sebuah masalah yang harus dipecahkan.</text:p>
      <text:p text:style-name="P11">Apabila menggunakan metode algoritma brute force, maka orang tersebut akan mengumpulkan opsi – opsi tertentu, misalnya saja adalah :</text:p>
      <text:list xml:id="list5157656509617684302" text:style-name="L7">
        <text:list-item>
          <text:p text:style-name="P25">Berhutang di warung makan </text:p>
        </text:list-item>
        <text:list-item>
          <text:p text:style-name="P25">Meminjam uang ke teman </text:p>
        </text:list-item>
        <text:list-item>
          <text:p text:style-name="P25">Mengemis </text:p>
        </text:list-item>
        <text:list-item>
          <text:p text:style-name="P25">Mencuri uang </text:p>
        </text:list-item>
        <text:list-item>
          <text:p text:style-name="P12"><text:soft-page-break/>Bekerja terlebih dahulu untuk mendapat uang </text:p>
        </text:list-item>
      </text:list>
      <text:p text:style-name="P11"/>
      <text:p text:style-name="P22"><text:span text:style-name="T1">Orang tersebut akan memilih salah satu dari beberapa opsi tersebut, sehingga dapat memunculkan sebuah pengambilan keputusan yang logis dan tepat, yagn sudah dipertimbangkan konsekuensi atau dampak buruknya bagi diri sendir</text:span></text:p>
      <text:p text:style-name="P7"><text:span text:style-name="Strong_20_Emphasis"><text:span text:style-name="T7"/></text:span></text:p>
      <text:p text:style-name="P7"><text:span text:style-name="Strong_20_Emphasis"><text:span text:style-name="T7">Algoritma Greedy</text:span></text:span><text:span text:style-name="T7"> </text:span></text:p>
      <text:p text:style-name="P8">Greedy, dalam bahasa Indonesia dapat diartikan sebaai rakus. Algoritma greedy ini disebut rakus, karena algoritma greedy memilih salah satu pemecahan masalah tebaik, algoritma greedy langsung melakukan pemecahan masalah saat itu pula tanpa mempertimbangkan konsekuensi dari pemecahan masalah yang dimaksud. Prinsip utamanya adalah, lakukan selagi bisa, atau lakukan apa yang kamu bisa sekarang. Algoritma greedy tidak mempertimbangkan, namun langsung bertindak, sesuai dengan pemikiran logis yang muncul, tanpa memikirkan konsekuensi atau dampak dari pemecahan masalah yang sedang dihadapi. </text:p>
      <text:p text:style-name="P7"><text:span text:style-name="T7">Algoritma greedy merupakan jenis algoritma yang menggunakan pendekatan penyelesaian masalah dengan mencari nilai maksimum sementara pada setiap langkahnya. Nilai maksimum sementara ini dikenal dengan istilah </text:span><text:span text:style-name="Emphasis"><text:span text:style-name="T7">local maximum</text:span></text:span><text:span text:style-name="T7">. Pada kebanyakan kasus, algoritma greedy tidak akan menghasilkan solusi paling optimal, begitupun algoritma greedy biasanya memberikan solusi yang mendekati nilai optimum dalam waktu yang cukup cepat.</text:span></text:p>
      <text:list xml:id="list5231682088557296757" text:style-name="L5">
        <text:list-item>
          <text:p text:style-name="P20">Kelebihan dari algoritam greedy </text:p>
        </text:list-item>
      </text:list>
      <text:p text:style-name="P8">Apabila kita melihat dari definisi dan pengertian algoritma greedy, maka bisa kita simpulkan bahwa kelebihan dari algoritma greedy adalah cepat dalam bertindak alias fast response. Apabila anda membutuhkan penyelesaian masalah secara instant dan juga cepat, algoritma greedy adalah salah satu metode yang tepat. Algoritma greedy tidak membutuhkan waktu lama untuk memikirkan opsi – opsi lain yang bisa dilakukan, serta tidak perlu mempertimbangkan baik buruk serta konsekuensi dari apa yang diputuskan. </text:p>
      <text:list xml:id="list7941434585195045016" text:style-name="L6">
        <text:list-item>
          <text:p text:style-name="P21">Kelemahan dari algoritma greedy </text:p>
        </text:list-item>
      </text:list>
      <text:p text:style-name="P8">Meskipun merupakan bentuk pemikiran pemecahan maslaah secara logis yagn cepat, namun algoritma greedy ini memiliki kelemahan berupa hasil akhirnyayang tidak sebaik algoritma brute force. Hal ini tentu saja disebabkan karena pemilihan opsi yang ditiadakan, sehhingga dapat negative ataupun konsekuensi dari pemilihan keputusan tersebut tidak dapat dipertanggungjawabkan secara penuh.</text:p>
      <text:p text:style-name="P16">Contoh aplikasi dari algoritma <text:s/>greedy</text:p>
      <text:p text:style-name="P8">Untuk lebih jelasnya, kita bisa mencoba untuk memahami contoh penggunaan algoritma dalam kehidupan sehari – hari (bukan komputer).</text:p>
      <text:p text:style-name="P8">Misalnya saja, ada seseorang yang sedang kelaparan, dan sangat membutuhkan makanan namun tidak memiliki uang sama sekali. Ini merupakan sebuah masalah yang harus dipecahkan. Apabila menggunakan prinsip algortma greedy, maka pemikiran pertama yagn melintas akan langsung <text:soft-page-break/>dilakukan, misalnya saja berhutang di warung makan. Penyelesaian masalah berhasil, namun akan muncul konsekuensi baru, yaitu orang tersebut kini memiliki hutang, padahal dia tidak memiliki pekerjaan. Itulah contoh penyelesaian masalah menggunakan metode algoritma greedy.</text:p>
      <text:p text:style-name="P13"><text:span text:style-name="T3">Contoh lainnya adalah</text:span></text:p>
      <text:p text:style-name="P13"><text:span text:style-name="T3">T</text:span>ersedia koin-koin 1, 5, 10, dan 25</text:p>
      <text:p text:style-name="P1">Uang senilai 32 dapat ditukar dengan cara berikut:</text:p>
      <text:p text:style-name="P3">                <text:span text:style-name="T4">32 = 1 + 1 + … + 1 (32 koin)</text:span></text:p>
      <text:p text:style-name="P3">                <text:span text:style-name="T4">32 = 5 + 5 + 5 + 5 + 10 + 1 + 1 (7 koin)</text:span></text:p>
      <text:p text:style-name="P3">                <text:span text:style-name="T4">32 = 10 + 10 + 10 + 1 + 1(5 koin)</text:span></text:p>
      <text:p text:style-name="P3">                … <text:span text:style-name="T4">dan seterusnya</text:span></text:p>
      <text:p text:style-name="P3"/>
      <text:p text:style-name="P3">Minimum: 32 = 25 + 5 + 1 + 1) hanya 4 koin</text:p>
      <text:p text:style-name="P3"/>
      <text:p text:style-name="P3">Strategi <text:span text:style-name="T5">greedy</text:span> yang digunakan  adalah: </text:p>
      <text:p text:style-name="P2"/>
      <text:p text:style-name="P2">Pada setiap langkah, pilihlah koin dengan nilai sebesar mungkin dari himpunan koin yang tersisa dengan syarat (kendala) tidak melebihi nilai uang yang ditukarkan.</text:p>
      <text:p text:style-name="P3"/>
      <text:p text:style-name="P3">Tinjau masalah menukarkan uang 32 dengan koin 1, 5, 10, dan 25:</text:p>
      <text:p text:style-name="P3"/>
      <text:p text:style-name="P3"><text:span text:style-name="T5">Langkah 1</text:span>: pilih 1 buah koin 25  (Total = 25)</text:p>
      <text:p text:style-name="P3"/>
      <text:p text:style-name="P3"><text:span text:style-name="T5">Langkah 2</text:span>: pilih 1 buah koin 5   (Total = 25 + 5 = 30)</text:p>
      <text:p text:style-name="P3">                </text:p>
      <text:p text:style-name="P3"><text:span text:style-name="T5">Langkah 3</text:span>: pilih 2 buah koin 1  (Total = 25+5+1+1= 32)  </text:p>
      <text:p text:style-name="P3"/>
      <text:p text:style-name="P4">Solusi: Jumlah koin minimum = 4 (solusi optimal!)</text:p>
      <text:p text:style-name="P5"/>
      <text:p text:style-name="P3"/>
      <text:p text:style-name="P4">Pada setiap langkah di atas kita memperoleh optimum lokal, dan pada akhir algoritma kita memperoleh optimum global (yang pada contoh ini merupakan solusi optimum).</text:p>
      <text:p text:style-name="P14"/>
      <text:p text:style-name="P14">Algoritma Program Dinamik</text:p>
      <text:p text:style-name="P14">Dynamic programming mirip seperti metode divide-and-conquer yang menyelesaikan suatu problem dengan mengkombinasikan solusi menjadi subproblem. Divide-and-conquer membagi problem menjadi subproblem yang independen. kemudian menyelesaikan subproblem secara rekursif dan mengkombinasikan solusi tersebut untuk menyelesaikan problem utama. Sedangkan dynamic programming cocok digunakan ketika subproblem tidak indepen-den, jadi ketika subproblem terbagi menjadi subsubproblem.<text:line-break/>Dynamic programming biasanya digunakan untuk masalah optimisasi. Dimana suatu permasalahan memiliki banyak solusi. Setiap solusi memiliki nilai masing-masing. Dan ingin ditemukan solusi dengan nilai yang optimum (maksimal atau mininal).<text:line-break/>Dynamic programming dapat dibagi menjadi empat tahap yang berurutan sebagai berikut :</text:p>
      <text:p text:style-name="P15"><text:bookmark text:name="more-186"/>1. Karakterisasi struktur pada solusi optimasi</text:p>
      <text:p text:style-name="P15">2. Mndefinisikan nilai solusi optimal secara rekursif</text:p>
      <text:p text:style-name="P15"><text:soft-page-break/>3. meghitung nilai solusi optimal pada model bottom-up.</text:p>
      <text:p text:style-name="P24"><text:span text:style-name="T2">4. menyusu solusi optimal dari informasi hasil perhitunga.</text:span></text:p>
      <text:p text:style-name="P23">Langkah 1-3 adalah dasar dynamic-programming dalam menemukan solusi untuk suatu problem, Step 4 dapat dilakukan jika nilai solusi optimal diperlukan.</text:p>
      <text:p text:style-name="P15">Contoh penerapan algoritma dynamic programming</text:p>
      <text:p text:style-name="P1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re serif" svg:font-family="'Libre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21:36:49.487474338</meta:creation-date>
    <dc:date>2018-12-24T22:18:31.739818109</dc:date>
    <meta:editing-duration>PT10M59S</meta:editing-duration>
    <meta:editing-cycles>3</meta:editing-cycles>
    <meta:generator>LibreOffice/5.1.6.2$Linux_x86 LibreOffice_project/10m0$Build-2</meta:generator>
    <meta:document-statistic meta:table-count="0" meta:image-count="0" meta:object-count="0" meta:page-count="4" meta:paragraph-count="52" meta:word-count="1030" meta:character-count="7461" meta:non-whitespace-character-count="6381"/>
  </office:meta>
</office:document-meta>
</file>